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36pt" style:font-size-asian="36pt" style:font-size-complex="36pt"/>
    </style:style>
    <style:style style:name="T2" style:parent-style-name="Hyperlink" style:family="text">
      <style:text-properties style:font-name="Times New Roman" style:font-name-complex="Times New Roman"/>
    </style:style>
    <style:style style:name="P3" style:parent-style-name="Normal" style:family="paragraph">
      <style:text-properties fo:font-size="22pt" style:font-size-asian="22pt" style:font-size-complex="22pt"/>
    </style:style>
    <style:style style:name="P4" style:parent-style-name="Normal" style:family="paragraph">
      <style:text-properties fo:font-size="22pt" style:font-size-asian="22pt" style:font-size-complex="22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  <style:style style:name="P8" style:parent-style-name="Normal" style:family="paragraph">
      <style:text-properties fo:font-size="16pt" style:font-size-asian="16pt" style:font-size-complex="16pt"/>
    </style:style>
    <style:style style:name="P9" style:parent-style-name="Normal" style:family="paragraph">
      <style:text-properties fo:font-size="22pt" style:font-size-asian="22pt" style:font-size-complex="22pt"/>
    </style:style>
    <style:style style:name="P10" style:parent-style-name="Normal" style:family="paragraph">
      <style:text-properties fo:font-size="16pt" style:font-size-asian="16pt" style:font-size-complex="16pt"/>
    </style:style>
    <style:style style:name="P11" style:parent-style-name="Normal" style:family="paragraph">
      <style:text-properties fo:font-size="22pt" style:font-size-asian="22pt" style:font-size-complex="22pt"/>
    </style:style>
    <style:style style:name="P12" style:parent-style-name="Normal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size="16pt" style:font-size-asian="16pt" style:font-size-complex="16pt"/>
    </style:style>
    <style:style style:name="T14" style:parent-style-name="DefaultParagraphFont" style:family="text">
      <style:text-properties fo:color="#333333"/>
    </style:style>
    <style:style style:name="T15" style:parent-style-name="DefaultParagraphFont" style:family="text">
      <style:text-properties fo:color="#333333"/>
    </style:style>
    <style:style style:name="P16" style:parent-style-name="Normal" style:family="paragraph">
      <style:text-properties fo:font-size="16pt" style:font-size-asian="16pt" style:font-size-complex="16pt"/>
    </style:style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2" style:family="paragraph"/>
    <style:style style:name="P20" style:parent-style-name="ListParagraph" style:list-style-name="LFO2" style:family="paragraph"/>
    <style:style style:name="P21" style:parent-style-name="ListParagraph" style:list-style-name="LFO2" style:family="paragraph"/>
    <style:style style:name="P22" style:parent-style-name="Normal" style:family="paragraph">
      <style:text-properties fo:font-size="22pt" style:font-size-asian="22pt" style:font-size-complex="22pt"/>
    </style:style>
    <style:style style:name="P23" style:parent-style-name="ListParagraph" style:list-style-name="LFO3" style:family="paragraph"/>
    <style:style style:name="P24" style:parent-style-name="ListParagraph" style:list-style-name="LFO3" style:family="paragraph"/>
    <style:style style:name="P25" style:parent-style-name="ListParagraph" style:list-style-name="LFO3" style:family="paragraph"/>
    <style:style style:name="P26" style:parent-style-name="ListParagraph" style:list-style-name="LFO3" style:family="paragraph"/>
    <style:style style:name="P27" style:parent-style-name="ListParagraph" style:list-style-name="LFO3" style:family="paragraph"/>
    <style:style style:name="P28" style:parent-style-name="ListParagraph" style:list-style-name="LFO3" style:family="paragraph"/>
    <style:style style:name="P29" style:parent-style-name="ListParagraph" style:list-style-name="LFO3" style:family="paragraph"/>
    <style:style style:name="P30" style:parent-style-name="ListParagraph" style:list-style-name="LFO3" style:family="paragraph"/>
    <style:style style:name="P31" style:parent-style-name="ListParagraph" style:list-style-name="LFO3" style:family="paragraph"/>
    <style:style style:name="P32" style:parent-style-name="ListParagraph" style:list-style-name="LFO3" style:family="paragraph"/>
    <style:style style:name="P33" style:parent-style-name="ListParagraph" style:list-style-name="LFO3" style:family="paragraph"/>
    <style:style style:name="P34" style:parent-style-name="ListParagraph" style:list-style-name="LFO3" style:family="paragraph"/>
    <style:style style:name="P35" style:parent-style-name="ListParagraph" style:list-style-name="LFO3" style:family="paragraph"/>
  </office:automatic-styles>
  <office:body>
    <office:text text:use-soft-page-breaks="true">
      <text:p text:style-name="P1">IPod</text:p>
      <text:p text:style-name="Normal">This project was bootstrapped with [Create React App] (https://github.com/facebook/create-react-app).</text:p>
      <text:p text:style-name="Normal"/>
      <text:p text:style-name="Normal"><text:s/>npm start</text:p>
      <text:p text:style-name="Normal"><text:s text:c="4"/>Starts the development server.</text:p>
      <text:p text:style-name="Normal"/>
      <text:p text:style-name="Normal"><text:s text:c="2"/>npm run build</text:p>
      <text:p text:style-name="Normal"><text:s text:c="4"/>Bundles the app into static files for production.</text:p>
      <text:p text:style-name="Normal"/>
      <text:p text:style-name="Normal"><text:s text:c="2"/>npm<text:s/>test</text:p>
      <text:p text:style-name="Normal"><text:s text:c="4"/>Starts the test runner.</text:p>
      <text:p text:style-name="Normal"/>
      <text:p text:style-name="Normal"><text:s text:c="2"/>npm run eject</text:p>
      <text:p text:style-name="Normal"><text:s text:c="4"/>Removes this tool and copies build dependencies, configuration files</text:p>
      <text:p text:style-name="Normal"><text:s text:c="4"/>and scripts into the app directory.</text:p>
      <text:p text:style-name="Normal">**Note: this is a one-way operation. Once you `eject`, you can’t go back! **</text:p>
      <text:p text:style-name="Normal"/>
      <text:p text:style-name="Normal">## Learn<text:s/>More</text:p>
      <text:p text:style-name="Normal"/>
      <text:p text:style-name="Normal">You can learn more in the [Create React App documentation] (https://facebook.github.io/create-react-app/docs/getting-started).</text:p>
      <text:p text:style-name="Normal"/>
      <text:p text:style-name="Normal">To learn React, check out the [React documentation] (<text:a xlink:href="https://reactjs.org/" office:target-frame-name="_top" xlink:show="replace"><text:span text:style-name="T2">https://reactjs.org/</text:span></text:a>).</text:p>
      <text:p text:style-name="Normal"/>
      <text:p text:style-name="P3">How to<text:s/>operate</text:p>
      <text:p text:style-name="Normal">On clicking of the centre button go inside the menu</text:p>
      <text:p text:style-name="Normal">Clicking on the menu hide the menu and open a screen of that particular option, like settings, games etc</text:p>
      <text:p text:style-name="Normal">Click and hold on the circular menu and move the mouse in a circular fashion inside the menu boundary (white circle is the menu) to navigate in the iPod menu</text:p>
      <text:p text:style-name="Normal"/>
      <text:p text:style-name="P4">UI</text:p>
      <text:p text:style-name="Normal"/>
      <text:p text:style-name="P5">Coverflow-</text:p>
      <text:p text:style-name="Normal">shows coverflow section with coverflow heading</text:p>
      <text:p text:style-name="Normal"/>
      <text:p text:style-name="P6">Music-</text:p>
      <text:p text:style-name="Normal">It has a menu with three components all songs artists and albums.</text:p>
      <text:p text:style-name="Normal"/>
      <text:p text:style-name="Normal">1.All Songs-</text:p>
      <text:p text:style-name="Normal">You can play and pause song by clicking on center button.</text:p>
      <text:p text:style-name="Normal">In all songs menu there are three songs to choose from you can change between them by clicking on next button (&gt;&gt;|) or previous button (|&lt;&lt;).</text:p>
      <text:p text:style-name="Normal">If a song completes it automatically switches to next song.</text:p>
      <text:p text:style-name="Normal"/>
      <text:p text:style-name="Normal">2.Artists-</text:p>
      <text:p text:style-name="Normal">shows list of<text:s/>artists</text:p>
      <text:p text:style-name="Normal"/>
      <text:p text:style-name="Normal">3.Albums-</text:p>
      <text:p text:style-name="Normal">shows list of albums.</text:p>
      <text:p text:style-name="Normal"/>
      <text:p text:style-name="P7">Games-</text:p>
      <text:p text:style-name="Normal">shows games section with games heading and icon</text:p>
      <text:p text:style-name="Normal"/>
      <text:p text:style-name="Normal"/>
      <text:p text:style-name="P8">Settings-</text:p>
      <text:p text:style-name="Normal">shows settings section with settings heading and icon</text:p>
      <text:p text:style-name="Normal">Follow steps below to set up on local directory.<text:s/></text:p>
      <text:p text:style-name="Normal"/>
      <text:p text:style-name="P9">How To Install</text:p>
      <text:p text:style-name="Normal">Clone this project<text:s/>Start by installing npm if you don't have it already. Navigate to Project Directory by:</text:p>
      <text:p text:style-name="Normal">cd iPod</text:p>
      <text:p text:style-name="Normal">run following commands-</text:p>
      <text:p text:style-name="Normal">npm install<text:s/></text:p>
      <text:p text:style-name="Normal">npm start<text:s/></text:p>
      <text:p text:style-name="Normal"/>
      <text:p text:style-name="P10">Install zingtouch</text:p>
      <text:p text:style-name="Normal">npm i zingtouch</text:p>
      <text:p text:style-name="Normal"/>
      <text:p text:style-name="Normal"/>
      <text:p text:style-name="P11">Technologies-</text:p>
      <text:p text:style-name="P12">React-</text:p>
      <text:p text:style-name="Normal">React is a JavaScript library for building user interfaces.</text:p>
      <text:p text:style-name="Normal">React is used to build single-page applications.</text:p>
      <text:p text:style-name="Normal">React allows us to create reusable UI components.</text:p>
      <text:p text:style-name="Normal"/>
      <text:p text:style-name="P13">React DOM-</text:p>
      <text:p text:style-name="Normal"><text:span text:style-name="T14">This package serves as the entry point to the DOM and server renderers for React. It is intended to be paired with the generic React packag</text:span><text:span text:style-name="T15">e, which is shipped as react to npm.</text:span></text:p>
      <text:p text:style-name="Normal"/>
      <text:p text:style-name="P16">ZingTouch-</text:p>
      <text:p text:style-name="Normal">zingtouch</text:p>
      <text:p text:style-name="Normal">A JavaScript gesture detection library for the modern web</text:p>
      <text:p text:style-name="Normal">ZingTouch provides six standard gestures that are completely customizable.</text:p>
      <text:p text:style-name="Normal"/>
      <text:list text:style-name="LFO1" text:continue-numbering="true">
        <text:list-item>
          <text:p text:style-name="P17">Rotate</text:p>
        </text:list-item>
      </text:list>
      <text:p text:style-name="Normal">A Rotate is detected when the user has two inputs<text:s/>moving about a circle on the edges of a diameter.</text:p>
      <text:p text:style-name="Normal"/>
      <text:list text:style-name="LFO1" text:continue-numbering="true">
        <text:list-item>
          <text:p text:style-name="P18">Emits</text:p>
        </text:list-item>
      </text:list>
      <text:list text:style-name="LFO2" text:continue-numbering="true">
        <text:list-item>
          <text:p text:style-name="P19">angle - The angle of the initial right most input, in relation to the unit circle.</text:p>
        </text:list-item>
      </text:list>
      <text:p text:style-name="Normal"/>
      <text:list text:style-name="LFO2" text:continue-numbering="true">
        <text:list-item>
          <text:p text:style-name="P20">distanceFromOrigin - The angular distance traveled by the initial right most post.</text:p>
        </text:list-item>
      </text:list>
      <text:p text:style-name="Normal"/>
      <text:list text:style-name="LFO2" text:continue-numbering="true">
        <text:list-item>
          <text:p text:style-name="P21">distanceFromLast - The change of angle between the last position and the current position. Positive denotes a counter-clockwise motion, while negative denotes a clockwise motion.</text:p>
        </text:list-item>
      </text:list>
      <text:p text:style-name="Normal"/>
      <text:p text:style-name="Normal"><text:tab/></text:p>
      <text:p text:style-name="P22">COMPONENTS-</text:p>
      <text:p text:style-name="Normal"/>
      <text:list text:style-name="LFO3" text:continue-numbering="true">
        <text:list-item>
          <text:p text:style-name="P23">index.js-</text:p>
        </text:list-item>
      </text:list>
      <text:p text:style-name="Normal">uses ReactDom to render App component</text:p>
      <text:list text:style-name="LFO3" text:continue-numbering="true">
        <text:list-item>
          <text:p text:style-name="P24">index.css-</text:p>
        </text:list-item>
      </text:list>
      <text:p text:style-name="Normal">css file <text:s/></text:p>
      <text:list text:style-name="LFO3" text:continue-numbering="true">
        <text:list-item>
          <text:p text:style-name="P25">App.js-</text:p>
        </text:list-item>
      </text:list>
      <text:p text:style-name="Normal">has two<text:s/>components Screen and Controls.<text:s/></text:p>
      <text:p text:style-name="Normal">Screen is the upper white part where different components are visible.</text:p>
      <text:p text:style-name="Normal">Controls is the lower part with different buttons to control and circular menu to navigate in the menu.</text:p>
      <text:list text:style-name="LFO3" text:continue-numbering="true">
        <text:list-item>
          <text:p text:style-name="P26">Screen.js-</text:p>
        </text:list-item>
      </text:list>
      <text:p text:style-name="Normal">Screen section at top of IPod<text:s/>where different components are visible.</text:p>
      <text:list text:style-name="LFO3" text:continue-numbering="true">
        <text:list-item>
          <text:p text:style-name="P27">Controls.js-</text:p>
        </text:list-item>
      </text:list>
      <text:p text:style-name="Normal">Controls section is the lower part with different buttons to control and circular menu to navigate in the menu.</text:p>
      <text:list text:style-name="LFO3" text:continue-numbering="true">
        <text:list-item>
          <text:p text:style-name="P28">Menu.js-</text:p>
        </text:list-item>
      </text:list>
      <text:p text:style-name="Normal">Menu section showing all the the sections (Menu items)</text:p>
      <text:list text:style-name="LFO3" text:continue-numbering="true">
        <text:list-item>
          <text:p text:style-name="P29">MenuItems.js-</text:p>
        </text:list-item>
      </text:list>
      <text:p text:style-name="Normal">Menu items to<text:s/>show all sections available in menu<text:s/></text:p>
      <text:list text:style-name="LFO3" text:continue-numbering="true">
        <text:list-item>
          <text:p text:style-name="P30">CoverFlow.js-</text:p>
        </text:list-item>
      </text:list>
      <text:p text:style-name="Normal">Coverflow section to show it's heading</text:p>
      <text:list text:style-name="LFO3" text:continue-numbering="true">
        <text:list-item>
          <text:p text:style-name="P31">AllSongs.js-</text:p>
        </text:list-item>
      </text:list>
      <text:p text:style-name="Normal">Displays currently played song</text:p>
      <text:list text:style-name="LFO3" text:continue-numbering="true">
        <text:list-item>
          <text:p text:style-name="P32">Artists.js-</text:p>
        </text:list-item>
      </text:list>
      <text:p text:style-name="Normal">Artists Section showing all the Artists available</text:p>
      <text:list text:style-name="LFO3" text:continue-numbering="true">
        <text:list-item>
          <text:p text:style-name="P33">Albums.js-</text:p>
        </text:list-item>
      </text:list>
      <text:p text:style-name="Normal">Albums Section showing all the albums available<text:s/>(edm,bollywood,english)</text:p>
      <text:list text:style-name="LFO3" text:continue-numbering="true">
        <text:list-item>
          <text:p text:style-name="P34">Games.js-</text:p>
        </text:list-item>
      </text:list>
      <text:p text:style-name="Normal">Games section to show it's heading and games icon</text:p>
      <text:list text:style-name="LFO3" text:continue-numbering="true">
        <text:list-item>
          <text:p text:style-name="P35">Settings.js-</text:p>
        </text:list-item>
      </text:list>
      <text:p text:style-name="Normal">Settings section to show it's heading and Settings icon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uhard Lohan</dc:creator>
    <meta:creation-date>2023-01-04T15:00:00Z</meta:creation-date>
    <dc:date>2023-01-08T07:21:00Z</dc:date>
    <meta:template xlink:href="Normal" xlink:type="simple"/>
    <meta:editing-cycles>4</meta:editing-cycles>
    <meta:editing-duration>PT6180S</meta:editing-duration>
    <meta:document-statistic meta:page-count="3" meta:paragraph-count="7" meta:word-count="586" meta:character-count="3923" meta:row-count="27" meta:non-whitespace-character-count="3344"/>
  </office:meta>
</office:document-meta>
</file>